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P1" style:family="paragraph" style:parent-style-name="Heading_20_1">
      <style:text-properties officeooo:rsid="001478e7" officeooo:paragraph-rsid="001478e7"/>
    </style:style>
    <style:style style:name="P2" style:family="paragraph" style:parent-style-name="Heading_20_3">
      <style:text-properties officeooo:rsid="00151e2e" officeooo:paragraph-rsid="00151e2e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fo:font-size="11pt" officeooo:rsid="001585e8" officeooo:paragraph-rsid="001585e8" style:font-name-asian="Noto Sans CJK SC" style:font-size-asian="11pt" style:font-name-complex="Noto Sans Devanagari1" style:font-size-complex="11pt"/>
    </style:style>
    <style:style style:name="P4" style:family="paragraph" style:parent-style-name="Text_20_body" style:list-style-name="L1">
      <style:text-properties officeooo:rsid="001478e7" officeooo:paragraph-rsid="001478e7"/>
    </style:style>
    <style:style style:name="P5" style:family="paragraph" style:parent-style-name="Text_20_body" style:list-style-name="L2">
      <style:text-properties officeooo:rsid="00151e2e" officeooo:paragraph-rsid="00151e2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3">Coursinfo : S2.03 , gittutorial(git-scm)</text:p>
            <text:p text:style-name="P3">note compte pour SAE S2.05</text:p>
          </table:table-cell>
        </table:table-row>
      </table:table>
      <text:h text:style-name="P1" text:outline-level="1" text:is-list-header="true">Systèmes de gestion de versions </text:h>
      <text:list text:style-name="L1">
        <text:list-item>
          <text:p text:style-name="P4">Permet de conserver l’historique des modifications </text:p>
        </text:list-item>
        <text:list-item>
          <text:p text:style-name="P4">faciliter la correction de bugs</text:p>
        </text:list-item>
        <text:list-item>
          <text:p text:style-name="P4">gestion des conflits sur une même page </text:p>
        </text:list-item>
      </text:list>
      <text:h text:style-name="P2" text:outline-level="3">git</text:h>
      <text:list text:style-name="L2">
        <text:list-item>
          <text:p text:style-name="P5">Hébergement (applications) : bitbucket.org framagit.org github.com gitlab.com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7T11:15:49.133792021</meta:creation-date>
    <dc:date>2025-01-17T11:41:37.056691792</dc:date>
    <meta:editing-duration>PT12M8S</meta:editing-duration>
    <meta:editing-cycles>3</meta:editing-cycles>
    <meta:generator>LibreOffice/24.2.7.2$Linux_X86_64 LibreOffice_project/420$Build-2</meta:generator>
    <meta:document-statistic meta:table-count="1" meta:image-count="0" meta:object-count="0" meta:page-count="1" meta:paragraph-count="8" meta:word-count="45" meta:character-count="303" meta:non-whitespace-character-count="267"/>
  </office:meta>
</office:document-meta>
</file>